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) </text:span><text:span text:style-name="T2">Escreva um algoritmo para </text:span><text:span text:style-name="T1">ler </text:span><text:span text:style-name="T2">um valor (do teclado) e </text:span><text:span text:style-name="T1">escrever </text:span><text:span text:style-name="T2">(na tela) o seu </text:span><text:span text:style-name="T1">antecessor</text:span><text:span text:style-name="T2">.</text:span></text:p>
      <text:p text:style-name="P1"><text:span text:style-name="T1">6) </text:span><text:span text:style-name="T2">Escreva um algoritmo para ler as dimensões de um retângulo (base e altura), calcular e escrever a</text:span></text:p>
      <text:p text:style-name="P2">área do retângulo.</text:p>
      <text:p text:style-name="P1"><text:span text:style-name="T1">7) </text:span><text:span text:style-name="T2">Faça um algoritmo que leia a idade de uma pessoa expressa em anos, meses e dias e escreva a idade</text:span></text:p>
      <text:p text:style-name="P2">dessa pessoa expressa apenas em dias. Considerar ano com 365 dias e mês com 30 dias.</text:p>
      <text:p text:style-name="P1"><text:span text:style-name="T1">8) </text:span><text:span text:style-name="T2">Escreva um algoritmo para ler o número total de eleitores de um município, o número de votos</text:span></text:p>
      <text:p text:style-name="P2">brancos, nulos e válidos. Calcular e escrever o percentual que cada um representa em relação ao total</text:p>
      <text:p text:style-name="P2">de eleitores.</text:p>
      <text:p text:style-name="P1"><text:span text:style-name="T1">9) </text:span><text:span text:style-name="T2">Escreva um algoritmo para ler o salário mensal atual de um funcionário e o percentual de reajuste.</text:span></text:p>
      <text:p text:style-name="P2">Calcular e escrever o valor do novo salário.</text:p>
      <text:p text:style-name="P1"><text:span text:style-name="T1">10) </text:span><text:span text:style-name="T2">O custo de um carro novo ao consumidor é a soma do custo de fábrica com a porcentagem do</text:span></text:p>
      <text:p text:style-name="P2">distribuidor e dos impostos (aplicados ao custo de fábrica). Supondo que o percentual do distribuidor</text:p>
      <text:p text:style-name="P2">seja de 28% e os impostos de 45%, escrever um algoritmo para ler o custo de fábrica de um carro,</text:p>
      <text:p text:style-name="P2">calcular e escrever o custo final ao consumidor.</text:p>
      <text:p text:style-name="P1"><text:span text:style-name="T1">11) </text:span><text:span text:style-name="T2">Uma revendedora de carros usados paga a seus funcionários vendedores um salário fixo por mês,</text:span></text:p>
      <text:p text:style-name="P2">mais uma comissão também fixa para cada carro vendido e mais 5% do valor das vendas por ele</text:p>
      <text:p text:style-name="P2">efetuadas. Escrever um algoritmo que leia o número de carros por ele vendidos, o valor total de suas</text:p>
      <text:p text:style-name="P2">vendas, o salário fixo e o valor que ele recebe por carro vendido. Calcule e escreva o salário final do</text:p>
      <text:p text:style-name="P2">vendedor.</text:p>
      <text:p text:style-name="P1">Exercícios de Lógica de Programação - Algoritmos</text:p>
      <text:p text:style-name="P1">Profa. Flávia Pereira de Carvalho - fpereira@faccat.br - http://fit.faccat.br/~fpereira <text:span text:style-name="T2">5</text:span></text:p>
      <text:p text:style-name="P3">Exercícios 12 e 13 utilizar Horizontalização (ver capítulo 7)</text:p>
      <text:p text:style-name="P1"><text:span text:style-name="T1">12) </text:span><text:span text:style-name="T2">Escreva um algoritmo para ler uma temperatura em graus Fahrenheit, calcular e escrever o valor</text:span></text:p>
      <text:p text:style-name="P2">correspondente em graus Celsius (baseado na fórmula abaixo):</text:p>
      <text:p text:style-name="P2">C F - 32</text:p>
      <text:p text:style-name="P2">---------- = -----------</text:p>
      <text:p text:style-name="P2">5 9</text:p>
      <text:p text:style-name="P1"><text:span text:style-name="T3">Observação: </text:span><text:span text:style-name="T2">Para testar se a sua resposta está correta saiba que </text:span><text:span text:style-name="T1">100</text:span><text:span text:style-name="T4">o</text:span><text:span text:style-name="T1">C = 212F</text:span></text:p>
      <text:p text:style-name="P1"><text:span text:style-name="T1">13) </text:span><text:span text:style-name="T2">Faça um algoritmo que leia três notas de um aluno, calcule e escreva a média final deste aluno.</text:span></text:p>
      <text:p text:style-name="P2">Considerar que a média é ponderada e que o peso das notas é 2, 3 e 5. Fórmula para o cálculo da média</text:p>
      <text:p text:style-name="P2">final é:</text:p>
      <text:p text:style-name="P2">n1 * 2 + n2 * 3 + n3 * 5</text:p>
      <text:p text:style-name="P2">mediafinal = -----------------------------------</text:p>
      <text:p text:style-name="P2">10</text:p>
      <text:p text:style-name="P3">Exercícios 14 ao 26 utilizar estrutura de Seleção e Operadores Relacionais (ver capítulos 8 e 9)</text:p>
      <text:p text:style-name="P1"><text:span text:style-name="T1">14) </text:span><text:span text:style-name="T2">Ler um valor e escrever a mensagem É MAIOR QUE 10! se o valor lido for maior que 10, caso</text:span></text:p>
      <text:p text:style-name="P2">contrário escrever NÃO É MAIOR QUE 10!</text:p>
      <text:p text:style-name="P1"><text:span text:style-name="T1">15) </text:span><text:span text:style-name="T2">Ler um valor e escrever se é positivo ou negativo (considere o valor </text:span><text:span text:style-name="T1">zero como positivo</text:span><text:span text:style-name="T2">).</text:span></text:p>
      <text:p text:style-name="P1"><text:span text:style-name="T1">16) </text:span><text:span text:style-name="T2">As maçãs custam R$ 1,30 cada se forem compradas menos de uma dúzia, e R$ 1,00 se forem</text:span></text:p>
      <text:p text:style-name="P2">compradas pelo menos 12. Escreva um programa que leia o número de maçãs compradas, calcule e</text:p>
      <text:p text:style-name="P2">escreva o custo total da compra.</text:p>
      <text:p text:style-name="P1"><text:span text:style-name="T1">17) </text:span><text:span text:style-name="T2">Ler as notas da 1a. e 2a. avaliações de um aluno. Calcular a média aritmética simples e escrever</text:span></text:p>
      <text:p text:style-name="P2">uma mensagem que diga se o aluno foi ou não aprovado (considerar que nota igual ou maior que 6 o</text:p>
      <text:p text:style-name="P2">aluno é aprovado). Escrever também a média calculada.</text:p>
      <text:p text:style-name="P1"><text:span text:style-name="T1">18) </text:span><text:span text:style-name="T2">Ler o ano atual e o ano de nascimento de uma pessoa. Escrever uma mensagem que diga se ela</text:span></text:p>
      <text:p text:style-name="P1"><text:soft-page-break/><text:span text:style-name="T2">poderá ou não votar este ano </text:span><text:span text:style-name="T3">(não é necessário considerar o mês em que a pessoa nasceu).</text:span></text:p>
      <text:p text:style-name="P1"><text:span text:style-name="T1">19) </text:span><text:span text:style-name="T2">Ler dois valores </text:span><text:span text:style-name="T3">(considere que não serão lidos valores iguais) </text:span><text:span text:style-name="T2">e escrever o maior deles.</text:span></text:p>
      <text:p text:style-name="P4"><text:span text:style-name="T5">20) </text:span><text:span text:style-name="T6">Ler dois valores </text:span><text:span text:style-name="T7">(considere que não serão lidos valores iguais) </text:span><text:span text:style-name="T6">e escrevê-los em ordem cresc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2-01-13T21:17:22.30</meta:creation-date>
    <meta:document-statistic meta:table-count="0" meta:image-count="0" meta:object-count="0" meta:page-count="2" meta:paragraph-count="48" meta:word-count="624" meta:character-count="3395"/>
    <dc:date>2022-01-13T21:18:15.37</dc:date>
    <dc:creator>Jorge Nami Harbes</dc:creator>
    <meta:editing-duration>PT54S</meta:editing-duration>
    <meta:editing-cycles>1</meta:editing-cycles>
    <meta:generator>OpenOffice/4.1.9$Win32 OpenOffice.org_project/419m1$Build-9805</meta:generator>
  </office:meta>
</office:document-meta>
</file>